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9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OUBLE BEAM LASER SHOW</text:span></text:p>
      <text:p text:style-name="Text_20_body">The device provides Auto-sync effects, built-in heat-stable laser diode. CR-Tec TOP-3D (GBC) copes with beam show, rapidly changing patterns and animations. This model fits perfectly into the interiors of nightclubs and discos.</text:p>
      <text:p text:style-name="Text_20_body"><text:span text:style-name="Strong_20_Emphasis"/></text:p>
      <text:p text:style-name="Standard"/>
      <text:p text:style-name="Text_20_body"><text:span text:style-name="Strong_20_Emphasis">Features</text:span></text:p>
      <text:list xml:id="list8932352358155456305" text:style-name="L8">
        <text:list-item>
          <text:p text:style-name="P12">Micro processing programmed SCM, more smooth and stable beam effect </text:p>
        </text:list-item>
        <text:list-item>
          <text:p text:style-name="P12">Dust free optic design, no dust cleaning maintain is needed </text:p>
        </text:list-item>
        <text:list-item>
          <text:p text:style-name="P12">Constant Temperature system diode with cooling and heating, expanding laser reliability and lifetime </text:p>
        </text:list-item>
        <text:list-item>
          <text:p text:style-name="P10">Built in professional laser shows: 4 MUSIC shows, 4 AUTO shows </text:p>
        </text:list-item>
      </text:list>
      <text:p text:style-name="Text_20_body"><text:span text:style-name="Strong_20_Emphasis">Specifications</text:span></text:p>
      <text:list xml:id="list7874621090887622916" text:style-name="L9">
        <text:list-item>
          <text:p text:style-name="P13">Model: TOP-3D(GBC) </text:p>
        </text:list-item>
        <text:list-item>
          <text:p text:style-name="P13">Laser Power: 100mW-Green+300mW-Blue </text:p>
        </text:list-item>
        <text:list-item>
          <text:p text:style-name="P13">Modes: Sound, Auto, DMX512, Master/Slave </text:p>
        </text:list-item>
        <text:list-item>
          <text:p text:style-name="P13">Power: AC100-240V Auto Switch </text:p>
        </text:list-item>
        <text:list-item>
          <text:p text:style-name="P13">Rating Power: 200W </text:p>
        </text:list-item>
        <text:list-item>
          <text:p text:style-name="P13">Mess: 300*193*99.5mm </text:p>
        </text:list-item>
        <text:list-item>
          <text:p text:style-name="P11">Weight: 4.3Kg 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4</meta:editing-cycles>
    <meta:generator>OpenOffice/4.1.1$Win32 OpenOffice.org_project/411m6$Build-9775</meta:generator>
    <dc:date>2018-02-17T12:57:05.96</dc:date>
    <dc:creator>Marti </dc:creator>
    <meta:document-statistic meta:table-count="0" meta:image-count="0" meta:object-count="0" meta:page-count="1" meta:paragraph-count="15" meta:word-count="114" meta:character-count="754"/>
    <meta:user-defined meta:name="Info 1"/>
    <meta:user-defined meta:name="Info 2"/>
    <meta:user-defined meta:name="Info 3"/>
    <meta:user-defined meta:name="Info 4"/>
  </office:meta>
</office:document-meta>
</file>